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85cm" fo:min-width="10.7cm"/>
    </style:style>
    <style:style style:name="gr2" style:family="graphic" style:parent-style-name="standard">
      <style:graphic-properties draw:stroke="none" svg:stroke-color="#000000" draw:fill="solid" draw:fill-color="#b2b2b2" fo:min-height="18.95cm"/>
    </style:style>
    <style:style style:name="gr3" style:family="graphic" style:parent-style-name="standard">
      <style:graphic-properties draw:stroke="none" svg:stroke-color="#000000" draw:fill="solid" draw:fill-color="#77bc65" fo:min-height="8.55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77bc65" fo:min-height="10.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 fo:min-height="4.076cm" fo:min-width="0.35cm"/>
    </style:style>
    <style:style style:name="gr7" style:family="graphic" style:parent-style-name="objectwithoutfill">
      <style:graphic-properties svg:stroke-width="0.106cm" svg:stroke-color="#111111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111111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5cm" fo:min-width="2.9cm"/>
    </style:style>
    <style:style style:name="gr13" style:family="graphic" style:parent-style-name="standard">
      <style:graphic-properties draw:stroke="none" svg:stroke-color="#000000" draw:fill="solid" draw:fill-color="#b2b2b2" fo:min-height="0.39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fo:min-height="3.149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b2b2b2" fo:min-height="0.5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77bc65"/>
      <style:paragraph-properties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ccffcc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b2b2b2"/>
      <style:paragraph-properties style:writing-mode="lr-tb"/>
      <style:text-properties fo:font-size="7pt" fo:font-weight="bold" style:font-size-asian="7pt" style:font-weight-asian="bold" style:font-size-complex="7pt" style:font-weight-complex="bold"/>
    </style:style>
    <style:style style:name="P8" style:family="paragraph">
      <loext:graphic-properties draw:fill="solid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8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20.1cm" svg:x="2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667cm" svg:height="19.2cm" svg:x="2.233cm" svg:y="1.6cm">
          <draw:text-box>
            <text:p/>
          </draw:text-box>
        </draw:frame>
        <draw:frame draw:style-name="gr3" draw:text-style-name="P3" draw:layer="layout" svg:width="10.594cm" svg:height="8.8cm" svg:x="2.2cm" svg:y="4.2cm">
          <draw:text-box>
            <text:p><text:span text:style-name="T1">FragentCurrentContainer</text:span><text:span text:style-name="T1"><text:line-break/></text:span><text:span text:style-name="T1"><text:line-break/></text:span><text:span text:style-name="T1">Depending on which menu button was selected, the appropriate fragment (search resistor, voltage diveder…) is displayed.</text:span></text:p>
          </draw:text-box>
        </draw:frame>
        <draw:frame draw:style-name="gr4" draw:text-style-name="P3" draw:layer="layout" svg:width="10.202cm" svg:height="10.3cm" svg:x="14.398cm" svg:y="4.1cm">
          <draw:text-box>
            <text:p><text:span text:style-name="T1">FragmentSearchResistor</text:span></text:p>
          </draw:text-box>
        </draw:frame>
        <draw:frame draw:style-name="gr5" draw:text-style-name="P4" draw:layer="layout" svg:width="6.1cm" svg:height="1.673cm" svg:x="2.9cm" svg:y="2.1cm">
          <draw:text-box>
            <text:p>Menu: Select function...</text:p>
          </draw:text-box>
        </draw:frame>
        <draw:frame draw:style-name="gr4" draw:text-style-name="P3" draw:layer="layout" svg:width="10.202cm" svg:height="10.3cm" svg:x="17.8cm" svg:y="5.8cm">
          <draw:text-box>
            <text:p><text:span text:style-name="T1">FragmentVoltageDivider</text:span></text:p>
          </draw:text-box>
        </draw:frame>
        <draw:frame draw:style-name="gr4" draw:text-style-name="P3" draw:layer="layout" svg:width="10.202cm" svg:height="10.3cm" svg:x="20.5cm" svg:y="7.9cm">
          <draw:text-box>
            <text:p><text:span text:style-name="T1">FragmentInfo</text:span></text:p>
          </draw:text-box>
        </draw:frame>
        <draw:custom-shape draw:style-name="gr6" draw:text-style-name="P5" draw:layer="layout" svg:width="1.7cm" svg:height="5.4cm" draw:transform="rotate (1.56730566829091) translate (10.6cm 10.58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Standard">
        <draw:line draw:style-name="gr7" draw:text-style-name="P6" draw:layer="layout" svg:x1="1cm" svg:y1="10.2cm" svg:x2="40.1cm" svg:y2="10cm">
          <text:p/>
        </draw:line>
        <draw:line draw:style-name="gr8" draw:text-style-name="P6" draw:layer="layout" svg:x1="1cm" svg:y1="20.2cm" svg:x2="40.1cm" svg:y2="20cm">
          <text:p/>
        </draw:line>
        <draw:frame draw:style-name="gr9" draw:text-style-name="P4" draw:layer="layout" svg:width="5.582cm" svg:height="1.673cm" draw:transform="rotate (-1.5707963267949) translate (1.97cm 1.043cm)">
          <draw:text-box>
            <text:p>Activity/ Fragment</text:p>
            <text:p/>
          </draw:text-box>
        </draw:frame>
        <draw:frame draw:style-name="gr10" draw:text-style-name="P4" draw:layer="layout" svg:width="3.762cm" svg:height="1.673cm" draw:transform="rotate (-1.57952297305487) translate (1.965cm 10.777cm)">
          <draw:text-box>
            <text:p>View Model</text:p>
            <text:p/>
          </draw:text-box>
        </draw:frame>
        <draw:frame draw:style-name="gr11" draw:text-style-name="P4" draw:layer="layout" svg:width="3.846cm" svg:height="1.673cm" draw:transform="rotate (-1.57376338652329) translate (2.104cm 20.774cm)">
          <draw:text-box>
            <text:p>Repositorys</text:p>
            <text:p/>
          </draw:text-box>
        </draw:frame>
        <draw:g>
          <draw:custom-shape draw:style-name="gr12" draw:text-style-name="P1" draw:layer="layout" svg:width="3.4cm" svg:height="4.4cm" svg:x="2cm" svg:y="1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3.238cm" svg:height="0.645cm" svg:x="2.1cm" svg:y="11.155cm">
            <draw:text-box>
              <text:p><text:span text:style-name="T2">MainActivity</text:span></text:p>
            </draw:text-box>
          </draw:frame>
          <draw:frame draw:style-name="gr14" draw:text-style-name="P8" draw:layer="layout" svg:width="3.238cm" svg:height="3.399cm" svg:x="2.1cm" svg:y="11.901cm">
            <draw:text-box>
              <text:p><text:span text:style-name="T3">Activity</text:span></text:p>
            </draw:text-box>
          </draw:frame>
        </draw:g>
        <draw:g>
          <draw:custom-shape draw:style-name="gr12" draw:text-style-name="P1" draw:layer="layout" svg:width="3.4cm" svg:height="4.4cm" svg:x="2.2cm" svg:y="1.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3.238cm" svg:height="0.645cm" svg:x="2.3cm" svg:y="1.455cm">
            <draw:text-box>
              <text:p><text:span text:style-name="T2">MainActivity</text:span></text:p>
            </draw:text-box>
          </draw:frame>
          <draw:frame draw:style-name="gr14" draw:text-style-name="P8" draw:layer="layout" svg:width="3.238cm" svg:height="3.399cm" svg:x="2.3cm" svg:y="2.201cm">
            <draw:text-box>
              <text:p><text:span text:style-name="T3">Activity</text:span></text:p>
            </draw:text-box>
          </draw:frame>
        </draw:g>
        <draw:g>
          <draw:custom-shape draw:style-name="gr12" draw:text-style-name="P1" draw:layer="layout" svg:width="3.4cm" svg:height="4.4cm" svg:x="2cm" svg:y="15.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3.238cm" svg:height="0.801cm" svg:x="2.1cm" svg:y="15.555cm">
            <draw:text-box>
              <text:p><text:span text:style-name="T2">MainActivityFragmentsShared</text:span></text:p>
            </draw:text-box>
          </draw:frame>
          <draw:frame draw:style-name="gr14" draw:text-style-name="P8" draw:layer="layout" svg:width="3.238cm" svg:height="3.399cm" svg:x="2.1cm" svg:y="16.301cm">
            <draw:text-box>
              <text:p><text:span text:style-name="T3">Activit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07:26.993980022</meta:creation-date>
    <dc:date>2022-01-25T16:41:07.624505462</dc:date>
    <meta:editing-duration>PT21H47M44S</meta:editing-duration>
    <meta:editing-cycles>11</meta:editing-cycles>
    <meta:generator>LibreOffice/6.4.7.2$Linux_X86_64 LibreOffice_project/40$Build-2</meta:generator>
    <meta:document-statistic meta:object-count="25"/>
  </office:meta>
</office:document-meta>
</file>